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k.sameer</text:span></text:p>
      <text:p text:style-name="P1"><text:span text:style-name="T1">192111228</text:span></text:p>
      <text:p text:style-name="P2"><text:span text:style-name="T2">Computer networks</text:span></text:p>
      <text:p text:style-name="P3"><text:span text:style-name="T2">Experiment(6):-packet tracer in LLDP </text:span></text:p>
      <text:p text:style-name="P4"><text:span text:style-name="T3">Aim</text:span><text:span text:style-name="T4">:-</text:span><text:span text:style-name="T5">packet tracer in LLDP </text:span></text:p>
      <text:p text:style-name="P5"><text:span text:style-name="T6"/></text:p>
      <text:p text:style-name="P5"><text:span text:style-name="T7"/></text:p>
      <text:p text:style-name="P5"><text:span text:style-name="T8">Software requirements:-</text:span></text:p>
      <text:p text:style-name="P5"><text:span text:style-name="T9">switches,router.</text:span></text:p>
      <text:p text:style-name="P5"><text:span text:style-name="T10">steps:-</text:span></text:p>
      <text:p text:style-name="P5"><text:span text:style-name="T11">step1:-lets take router and two switches.</text:span></text:p>
      <text:p text:style-name="P5"><text:span text:style-name="T11">step2:-connect all switches to the router and switches.</text:span></text:p>
      <text:p text:style-name="P5"><text:span text:style-name="T11">step3:-give an unique ip adress to the router </text:span></text:p>
      <text:p text:style-name="P5"><text:span text:style-name="T11">step4:-go to switches and type the commands to connect all switches correctly.</text:span></text:p>
      <text:p text:style-name="P6"><draw:frame text:anchor-type="as-char" svg:width="152.40mm" svg:height="85.73mm" style:rel-width="scale" style:rel-height="scale"><draw:object-ole xlink:href="OleObj1"/><draw:image xlink:href="ObjectReplacements/OleObj1"/></draw:frame><text:span text:style-name="T12"/></text:p>
      <text:p text:style-name="P6"><draw:frame text:anchor-type="as-char" svg:width="152.40mm" svg:height="85.73mm" style:rel-width="scale" style:rel-height="scale"><draw:object-ole xlink:href="OleObj2"/><draw:image xlink:href="ObjectReplacements/OleObj2"/></draw:frame><text:span text:style-name="T12"/></text:p>
      <text:p text:style-name="P6"><text:span text:style-name="T12"/>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